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fo:min-height="0.8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1pt" fo:language="de" fo:country="DE" style:font-size-asian="13pt" style:font-size-complex="13pt"/>
    </style:style>
    <style:style style:name="P2" style:family="paragraph">
      <style:paragraph-properties fo:text-align="center"/>
      <style:text-properties fo:font-size="11pt" fo:language="de" fo:country="D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1pt" fo:language="de" fo:country="DE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fo:language="de" fo:country="D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11pt" fo:language="de" fo:country="DE" style:text-underline-style="none" fo:font-weight="bold" style:font-weight-asian="bold" style:font-weight-complex="bold"/>
    </style:style>
    <style:style style:name="P7" style:family="paragraph">
      <style:paragraph-properties fo:text-align="center"/>
      <style:text-properties fo:font-size="11pt" fo:language="de" fo:country="DE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tyle="italic" style:font-style-asian="italic" style:font-style-complex="italic"/>
    </style:style>
    <style:style style:name="P10" style:family="paragraph">
      <style:paragraph-properties fo:margin-left="0cm" fo:margin-right="0cm" fo:text-align="center" fo:text-indent="0cm"/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P11" style:family="paragraph">
      <style:paragraph-properties fo:margin-left="0cm" fo:margin-right="0cm" fo:text-align="center" fo:text-indent="0cm"/>
      <style:text-properties fo:font-size="11pt" fo:language="de" fo:country="DE" fo:font-weight="bold" style:font-weight-asian="bold" style:font-weight-complex="bold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language="de" fo:country="DE" style:font-size-asian="13pt" style:font-size-complex="13pt"/>
    </style:style>
    <style:style style:name="T2" style:family="text">
      <style:text-properties fo:font-size="11pt" fo:language="de" fo:country="DE" fo:font-weight="bold" style:font-size-asian="14pt" style:font-weight-asian="bold" style:font-size-complex="14pt" style:font-weight-complex="bold"/>
    </style:style>
    <style:style style:name="T3" style:family="text">
      <style:text-properties fo:font-size="11pt" fo:language="de" fo:country="DE" style:font-size-asian="14pt" style:font-size-complex="14pt"/>
    </style:style>
    <style:style style:name="T4" style:family="text">
      <style:text-properties fo:font-size="11pt" fo:language="de" fo:country="DE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language="de" fo:country="D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fo:language="de" fo:country="DE" style:text-underline-style="none" fo:font-weight="bold" style:font-weight-asian="bold" style:font-weight-complex="bold"/>
    </style:style>
    <style:style style:name="T7" style:family="text"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T8" style:family="text">
      <style:text-properties fo:font-size="11pt" fo:language="de" fo:country="DE" fo:font-weight="bold" style:font-weight-asian="bold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85cm" svg:height="2.44cm" svg:x="2.27cm" svg:y="14.335cm">
          <text:p text:style-name="P1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615cm" svg:height="8.79cm" svg:x="12.001cm" svg:y="15.94cm">
          <text:p text:style-name="P1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" draw:layer="layout" svg:width="5.846cm" svg:height="0.927cm" svg:x="3.453cm" svg:y="1.98cm">
          <text:p text:style-name="P3"><text:span text:style-name="T1">Get command line op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2" draw:layer="layout" svg:width="5.846cm" svg:height="1.557cm" svg:x="3.453cm" svg:y="3.685cm">
          <text:p text:style-name="P3"><text:span text:style-name="T1">Get global settings</text:span></text:p>
          <text:p text:style-name="P3"><text:span text:style-name="T1">from files in</text:span></text:p>
          <text:p text:style-name="P3"><text:span text:style-name="T1">(~/.OpenFli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4" draw:layer="layout" svg:width="6.032cm" svg:height="1.901cm" svg:x="12.28cm" svg:y="17.251cm">
          <text:p text:style-name="P3"><text:span text:style-name="T2">Initialize plugin</text:span></text:p>
          <text:p text:style-name="P3"><text:span text:style-name="T3"/></text:p>
          <text:p text:style-name="P3"><text:span text:style-name="T4">BaseInterface::</text:span></text:p>
          <text:p text:style-name="P3"><text:span text:style-name="T4">initializePlug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376cm" svg:y1="2.907cm" svg:x2="6.376cm" svg:y2="3.685cm" draw:start-shape="id1" draw:start-glue-point="2" draw:end-shape="id2" draw:end-glue-point="0" svg:d="m6376 2907v778">
          <text:p text:style-name="P12"/>
        </draw:connector>
        <draw:frame draw:style-name="gr5" draw:text-style-name="P5" draw:layer="layout" svg:width="6.079cm" svg:height="0.885cm" svg:x="7.756cm" svg:y="0.94cm">
          <draw:text-box>
            <text:p text:style-name="P3"><text:span text:style-name="T5">Startup process</text:span></text:p>
          </draw:text-box>
        </draw:frame>
        <draw:frame draw:style-name="gr5" draw:text-style-name="P6" draw:layer="layout" svg:width="3.81cm" svg:height="0.885cm" svg:x="13.441cm" svg:y="15.91cm">
          <draw:text-box>
            <text:p text:style-name="P3"><text:span text:style-name="T6">Plugins</text:span></text:p>
          </draw:text-box>
        </draw:frame>
        <draw:custom-shape draw:style-name="gr6" draw:text-style-name="P1" draw:id="id3" draw:layer="layout" svg:width="5.846cm" svg:height="1.71cm" svg:x="3.443cm" svg:y="14.63cm">
          <text:p text:style-name="P3"><text:span text:style-name="T1">Load plugins,</text:span></text:p>
          <text:p text:style-name="P3"><text:span text:style-name="T1">Connect interfaces</text:span></text:p>
          <text:p text:style-name="P3"><text:span text:style-name="T1">(signals/slot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366cm" svg:y1="16.34cm" svg:x2="12.28cm" svg:y2="18.201cm" draw:start-shape="id3" draw:start-glue-point="2" draw:end-shape="id4" svg:d="m6366 16340v1861h5914">
          <text:p text:style-name="P12"/>
        </draw:connector>
        <draw:custom-shape draw:style-name="gr7" draw:text-style-name="P1" draw:id="id5" draw:layer="layout" svg:width="5.846cm" svg:height="1.27cm" svg:x="3.441cm" svg:y="23.168cm">
          <text:p text:style-name="P3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7" draw:layer="layout" svg:x1="6.366cm" svg:y1="16.34cm" svg:x2="6.364cm" svg:y2="23.168cm" draw:start-shape="id3" draw:start-glue-point="2" draw:end-shape="id5" draw:end-glue-point="0" svg:d="m6366 16340v3414h-2v3414">
          <text:p text:style-name="P12"/>
        </draw:connector>
        <draw:custom-shape draw:style-name="gr3" draw:text-style-name="P4" draw:id="id12" draw:layer="layout" svg:width="6.015cm" svg:height="2.454cm" svg:x="12.285cm" svg:y="20.25cm">
          <text:p text:style-name="P3"><text:span text:style-name="T2">Load global</text:span></text:p>
          <text:p text:style-name="P3"><text:span text:style-name="T2">plugin settings from ini</text:span></text:p>
          <text:p text:style-name="P3"><text:span text:style-name="T3"/></text:p>
          <text:p text:style-name="P3"><text:span text:style-name="T7">INIInterface::</text:span></text:p>
          <text:p text:style-name="P3"><text:span text:style-name="T7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9.287cm" svg:y1="23.803cm" svg:x2="12.28cm" svg:y2="23.806cm" draw:start-shape="id5" draw:start-glue-point="1" draw:end-shape="id6" svg:d="m9287 23803h1497v3h1496">
          <text:p text:style-name="P12"/>
        </draw:connector>
        <draw:connector draw:style-name="gr8" draw:text-style-name="P8" draw:layer="layout" svg:x1="6.364cm" svg:y1="24.438cm" svg:x2="6.371cm" svg:y2="25.455cm" draw:start-shape="id5" draw:start-glue-point="2" draw:end-shape="id7" draw:end-glue-point="0" svg:d="m6364 24438v509h7v508">
          <text:p text:style-name="P12"/>
        </draw:connector>
        <draw:custom-shape draw:style-name="gr3" draw:text-style-name="P1" draw:id="id8" draw:layer="layout" svg:width="5.846cm" svg:height="0.815cm" svg:x="3.444cm" svg:y="6.255cm">
          <text:p text:style-name="P3"><text:span text:style-name="T1">Initializ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76cm" svg:y1="5.242cm" svg:x2="6.367cm" svg:y2="6.255cm" draw:start-shape="id2" draw:start-glue-point="2" draw:end-shape="id8" svg:d="m6376 5242v506h-9v507">
          <text:p text:style-name="P12"/>
        </draw:connector>
        <draw:custom-shape draw:style-name="gr3" draw:text-style-name="P1" draw:id="id9" draw:layer="layout" svg:width="5.846cm" svg:height="1.25cm" svg:x="3.448cm" svg:y="8.155cm">
          <text:p text:style-name="P3"><text:span text:style-name="T1">Initialize scenegraph/</text:span></text:p>
          <text:p text:style-name="P3"><text:span text:style-name="T1">object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67cm" svg:y1="7.07cm" svg:x2="6.371cm" svg:y2="8.155cm" draw:start-shape="id8" draw:end-shape="id9" svg:d="m6367 7070v543h4v542">
          <text:p text:style-name="P12"/>
        </draw:connector>
        <draw:custom-shape draw:style-name="gr3" draw:text-style-name="P1" draw:id="id10" draw:layer="layout" svg:width="5.846cm" svg:height="0.934cm" svg:x="3.448cm" svg:y="10.455cm">
          <text:p text:style-name="P3"><text:span text:style-name="T1">Creat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11" draw:layer="layout" svg:width="5.846cm" svg:height="0.996cm" svg:x="3.448cm" svg:y="12.455cm">
          <text:p text:style-name="P3"><text:span text:style-name="T1">Setup logg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71cm" svg:y1="9.405cm" svg:x2="6.371cm" svg:y2="10.455cm" draw:start-shape="id9" draw:end-shape="id10" draw:end-glue-point="0" svg:d="m6371 9405v1050">
          <text:p text:style-name="P12"/>
        </draw:connector>
        <draw:connector draw:style-name="gr8" draw:text-style-name="P2" draw:layer="layout" svg:x1="6.371cm" svg:y1="11.389cm" svg:x2="6.371cm" svg:y2="12.455cm" draw:start-shape="id10" draw:start-glue-point="2" draw:end-shape="id11" svg:d="m6371 11389v1066">
          <text:p text:style-name="P12"/>
        </draw:connector>
        <draw:connector draw:style-name="gr8" draw:text-style-name="P8" draw:layer="layout" svg:x1="6.371cm" svg:y1="13.451cm" svg:x2="6.366cm" svg:y2="14.63cm" draw:start-shape="id11" draw:start-glue-point="2" draw:end-shape="id3" svg:d="m6371 13451v590h-5v589">
          <text:p text:style-name="P12"/>
        </draw:connector>
        <draw:connector draw:style-name="gr8" draw:text-style-name="P8" draw:layer="layout" svg:x1="15.296cm" svg:y1="19.152cm" svg:x2="15.292cm" svg:y2="20.25cm" draw:start-shape="id4" draw:end-shape="id12" svg:d="m15296 19152v549h-4v549">
          <text:p text:style-name="P12"/>
        </draw:connector>
        <draw:custom-shape draw:style-name="gr3" draw:text-style-name="P10" draw:id="id6" draw:layer="layout" svg:width="6.032cm" svg:height="1.16cm" svg:x="12.28cm" svg:y="23.226cm">
          <text:p text:style-name="P9"><text:span text:style-name="T4">BaseInterface::</text:span></text:p>
          <text:p text:style-name="P9"><text:span text:style-name="T4">pluginsInitializ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7" draw:layer="layout" svg:width="5.846cm" svg:height="0.934cm" svg:x="3.448cm" svg:y="25.455cm">
          <text:p text:style-name="P3"><text:span text:style-name="T1">Finaliz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3.495cm" svg:height="1.116cm" svg:x="6.195cm" svg:y="21.32cm">
          <draw:text-box>
            <text:p text:style-name="P3"><text:span text:style-name="T8">All plugins have</text:span></text:p>
            <text:p text:style-name="P3"><text:span text:style-name="T8">been initialized</text:span></text:p>
          </draw:text-box>
        </draw:frame>
        <draw:frame draw:style-name="gr10" draw:text-style-name="P13" draw:layer="layout" svg:width="2.407cm" svg:height="0.683cm" draw:transform="rotate (1.5707963267946) translate (2.322cm 16.775cm)">
          <draw:text-box>
            <text:p text:style-name="P12"><text:span text:style-name="T9">Per plu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1:12:07</meta:creation-date>
    <dc:date>2009-02-04T12:03:57</dc:date>
    <meta:editing-cycles>11</meta:editing-cycles>
    <meta:editing-duration>PT34M33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